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cc00cc" draw:textarea-horizontal-align="justify" draw:textarea-vertical-align="middle" draw:auto-grow-height="false" fo:min-height="0.705cm" fo:min-width="3.817cm"/>
    </style:style>
    <style:style style:name="gr2" style:family="graphic" style:parent-style-name="standard">
      <style:graphic-properties svg:stroke-color="#ffffff" draw:fill-color="#3399ff" draw:textarea-horizontal-align="justify" draw:textarea-vertical-align="middle" draw:auto-grow-height="false" fo:min-height="0.705cm" fo:min-width="3.817cm"/>
    </style:style>
    <style:style style:name="gr3" style:family="graphic" style:parent-style-name="standard">
      <style:graphic-properties svg:stroke-color="#ffffff" draw:fill-color="#cc00cc" draw:textarea-horizontal-align="justify" draw:textarea-vertical-align="middle" draw:auto-grow-height="false" fo:min-height="0.704cm" fo:min-width="3.817cm"/>
    </style:style>
    <style:style style:name="gr4" style:family="graphic" style:parent-style-name="standard">
      <style:graphic-properties svg:stroke-color="#ffffff" draw:fill-color="#cc00cc" draw:textarea-horizontal-align="justify" draw:textarea-vertical-align="middle" draw:auto-grow-height="false" fo:min-height="1.414cm" fo:min-width="3.128cm"/>
    </style:style>
    <style:style style:name="gr5" style:family="graphic" style:parent-style-name="standard">
      <style:graphic-properties svg:stroke-color="#ffffff" draw:fill-color="#ff0000" draw:textarea-horizontal-align="justify" draw:textarea-vertical-align="middle" draw:auto-grow-height="false" fo:min-height="0.704cm" fo:min-width="3.816cm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 fo:min-height="0.705cm" fo:min-width="3.816cm"/>
    </style:style>
    <style:style style:name="gr7" style:family="graphic" style:parent-style-name="standard">
      <style:graphic-properties svg:stroke-color="#ffffff" draw:fill-color="#ff0000" draw:textarea-horizontal-align="justify" draw:textarea-vertical-align="middle" draw:auto-grow-height="false" fo:min-height="0.705cm" fo:min-width="3.816cm"/>
    </style:style>
    <style:style style:name="gr8" style:family="graphic" style:parent-style-name="standard">
      <style:graphic-properties svg:stroke-color="#ffffff" draw:fill-color="#ff0000" draw:textarea-horizontal-align="justify" draw:textarea-vertical-align="middle" draw:auto-grow-height="false" fo:min-height="1.414cm" fo:min-width="3.128cm"/>
    </style:style>
    <style:style style:name="gr9" style:family="graphic" style:parent-style-name="standard">
      <style:graphic-properties svg:stroke-color="#ffffff" draw:fill-color="#ff0000" draw:textarea-horizontal-align="justify" draw:textarea-vertical-align="middle" draw:auto-grow-height="false" fo:min-height="0.704cm" fo:min-width="3.817cm"/>
    </style:style>
    <style:style style:name="gr10" style:family="graphic" style:parent-style-name="standard">
      <style:graphic-properties svg:stroke-color="#ffffff" draw:fill-color="#ff9900" draw:textarea-horizontal-align="justify" draw:textarea-vertical-align="middle" draw:auto-grow-height="false" fo:min-height="0.705cm" fo:min-width="3.816cm"/>
    </style:style>
    <style:style style:name="gr11" style:family="graphic" style:parent-style-name="standard">
      <style:graphic-properties svg:stroke-color="#ffffff" draw:fill-color="#ff9900" draw:textarea-horizontal-align="justify" draw:textarea-vertical-align="middle" draw:auto-grow-height="false" fo:min-height="0.705cm" fo:min-width="3.817cm"/>
    </style:style>
    <style:style style:name="gr12" style:family="graphic" style:parent-style-name="standard">
      <style:graphic-properties svg:stroke-color="#ffffff" draw:fill-color="#ff9900" draw:textarea-horizontal-align="justify" draw:textarea-vertical-align="middle" draw:auto-grow-height="false" fo:min-height="0.704cm" fo:min-width="3.817cm"/>
    </style:style>
    <style:style style:name="gr13" style:family="graphic" style:parent-style-name="standard">
      <style:graphic-properties svg:stroke-color="#ffffff" draw:fill-color="#ff9900" draw:textarea-horizontal-align="justify" draw:textarea-vertical-align="middle" draw:auto-grow-height="false" fo:min-height="1.414cm" fo:min-width="3.128cm"/>
    </style:style>
    <style:style style:name="gr14" style:family="graphic" style:parent-style-name="standard">
      <style:graphic-properties svg:stroke-color="#ffffff" draw:fill-color="#00cc00" draw:textarea-horizontal-align="justify" draw:textarea-vertical-align="middle" draw:auto-grow-height="false" fo:min-height="0.705cm" fo:min-width="3.816cm"/>
    </style:style>
    <style:style style:name="gr15" style:family="graphic" style:parent-style-name="standard">
      <style:graphic-properties svg:stroke-color="#ffffff" draw:fill-color="#00cc00" draw:textarea-horizontal-align="justify" draw:textarea-vertical-align="middle" draw:auto-grow-height="false" fo:min-height="0.704cm" fo:min-width="3.816cm"/>
    </style:style>
    <style:style style:name="gr16" style:family="graphic" style:parent-style-name="standard">
      <style:graphic-properties svg:stroke-color="#ffffff" draw:fill-color="#00cc00" draw:textarea-horizontal-align="justify" draw:textarea-vertical-align="middle" draw:auto-grow-height="false" fo:min-height="1.414cm" fo:min-width="3.128cm"/>
    </style:style>
    <style:style style:name="gr17" style:family="graphic" style:parent-style-name="standard">
      <style:graphic-properties svg:stroke-color="#ffffff" draw:fill="gradient" draw:fill-color="#ff9900" draw:fill-gradient-name="Opentelcos01" draw:textarea-horizontal-align="justify" draw:textarea-vertical-align="middle" draw:auto-grow-height="false" fo:min-height="0.608cm" fo:min-width="3.92cm"/>
    </style:style>
    <style:style style:name="gr18" style:family="graphic" style:parent-style-name="standard">
      <style:graphic-properties svg:stroke-color="#ffffff" draw:fill="gradient" draw:fill-color="#ff9900" draw:fill-gradient-name="Opentelcos01" draw:textarea-horizontal-align="justify" draw:textarea-vertical-align="middle" draw:auto-grow-height="false" fo:min-height="1.506cm" fo:min-width="7.402cm"/>
    </style:style>
    <style:style style:name="gr19" style:family="graphic" style:parent-style-name="standard">
      <style:graphic-properties svg:stroke-color="#ffffff" draw:fill="gradient" draw:fill-gradient-name="Opentelcos01" draw:opacity="100%" draw:textarea-horizontal-align="justify" draw:textarea-vertical-align="middle" draw:auto-grow-height="false" fo:min-height="0.46cm" fo:min-width="2.688cm"/>
    </style:style>
    <style:style style:name="gr20" style:family="graphic" style:parent-style-name="standard">
      <style:graphic-properties svg:stroke-color="#ffffff" draw:fill="solid" draw:fill-color="#00cc00" draw:opacity="100%" draw:textarea-horizontal-align="justify" draw:textarea-vertical-align="middle" draw:auto-grow-height="false" fo:min-height="0.451cm" fo:min-width="2.767cm"/>
    </style:style>
    <style:style style:name="gr21" style:family="graphic" style:parent-style-name="standard">
      <style:graphic-properties svg:stroke-color="#ffffff" draw:fill="gradient" draw:fill-gradient-name="Opentelcos01" draw:opacity="100%" draw:textarea-horizontal-align="justify" draw:textarea-vertical-align="middle" draw:auto-grow-height="false" fo:min-height="0.46cm" fo:min-width="2.719cm"/>
    </style:style>
    <style:style style:name="gr22" style:family="graphic" style:parent-style-name="standard">
      <style:graphic-properties svg:stroke-color="#ffffff" draw:fill="gradient" draw:fill-gradient-name="Opentelcos01" draw:opacity="100%" draw:textarea-horizontal-align="justify" draw:textarea-vertical-align="middle" draw:auto-grow-height="false" fo:min-height="0.46cm" fo:min-width="2.758cm"/>
    </style:style>
    <style:style style:name="gr23" style:family="graphic" style:parent-style-name="standard">
      <style:graphic-properties svg:stroke-color="#ffffff" svg:stroke-opacity="100%" draw:fill="gradient" draw:fill-gradient-name="Opentelcos01" draw:opacity="100%" draw:textarea-horizontal-align="justify" draw:textarea-vertical-align="middle" draw:auto-grow-height="false" fo:min-height="0.46cm" fo:min-width="2.758cm"/>
    </style:style>
    <style:style style:name="gr24" style:family="graphic" style:parent-style-name="standard">
      <style:graphic-properties svg:stroke-color="#ffffff" draw:fill="gradient" draw:fill-color="#ff9900" draw:fill-gradient-name="Opentelcos01" draw:textarea-horizontal-align="justify" draw:textarea-vertical-align="middle" draw:auto-grow-height="false" fo:min-height="0.333cm" fo:min-width="9.65cm"/>
    </style:style>
    <style:style style:name="gr25" style:family="graphic" style:parent-style-name="standard">
      <style:graphic-properties svg:stroke-color="#ffffff" draw:fill="gradient" draw:fill-color="#ff9900" draw:fill-gradient-name="Opentelcos01" draw:textarea-horizontal-align="justify" draw:textarea-vertical-align="middle" draw:auto-grow-height="false" fo:min-height="0.333cm" fo:min-width="8.82cm"/>
    </style:style>
    <style:style style:name="gr26" style:family="graphic" style:parent-style-name="standard">
      <style:graphic-properties svg:stroke-color="#ffffff" draw:fill="gradient" draw:fill-color="#ff9900" draw:fill-gradient-name="Opentelcos01" draw:textarea-horizontal-align="justify" draw:textarea-vertical-align="middle" draw:auto-grow-height="false" fo:min-height="0.333cm" fo:min-width="7.985cm"/>
    </style:style>
    <style:style style:name="P1" style:family="paragraph">
      <style:paragraph-properties fo:text-align="center"/>
    </style:style>
    <style:style style:name="P2" style:family="paragraph">
      <loext:graphic-properties draw:fill-color="#cc00cc"/>
      <style:paragraph-properties fo:text-align="center"/>
      <style:text-properties fo:color="#ffffff" fo:font-size="12pt" style:font-size-asian="12pt" style:font-size-complex="12pt"/>
    </style:style>
    <style:style style:name="P3" style:family="paragraph">
      <loext:graphic-properties draw:fill-color="#3399ff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cc00cc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0000"/>
      <style:paragraph-properties fo:text-align="center"/>
      <style:text-properties fo:color="#ffffff" fo:font-size="12pt" style:font-size-asian="12pt" style:font-size-complex="12pt"/>
    </style:style>
    <style:style style:name="P6" style:family="paragraph">
      <loext:graphic-properties draw:fill-color="#000000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0000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9900"/>
      <style:paragraph-properties fo:text-align="center"/>
      <style:text-properties fo:color="#ffffff" fo:font-size="12pt" style:font-size-asian="12pt" style:font-size-complex="12pt"/>
    </style:style>
    <style:style style:name="P9" style:family="paragraph">
      <loext:graphic-properties draw:fill-color="#ff9900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00cc00"/>
      <style:paragraph-properties fo:text-align="center"/>
      <style:text-properties fo:color="#ffffff" fo:font-size="12pt" style:font-size-asian="12pt" style:font-size-complex="12pt"/>
    </style:style>
    <style:style style:name="P11" style:family="paragraph">
      <loext:graphic-properties draw:fill-color="#00cc00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gradient" draw:fill-color="#ff9900" draw:fill-gradient-name="Opentelcos01"/>
      <style:paragraph-properties fo:text-align="center"/>
      <style:text-properties fo:color="#808080" style:font-name="Ubuntu" fo:font-size="12pt" style:font-size-asian="12pt" style:font-size-complex="12pt" style:font-relief="none"/>
    </style:style>
    <style:style style:name="P13" style:family="paragraph">
      <loext:graphic-properties draw:fill="gradient" draw:fill-color="#ff9900" draw:fill-gradient-name="Opentelcos01"/>
      <style:paragraph-properties fo:text-align="center"/>
      <style:text-properties fo:color="#ffffff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4" style:family="paragraph">
      <loext:graphic-properties draw:fill="gradient" draw:fill-gradient-name="Opentelcos01" draw:opacity="100%"/>
      <style:paragraph-properties fo:text-align="center"/>
    </style:style>
    <style:style style:name="P15" style:family="paragraph">
      <loext:graphic-properties draw:fill="solid" draw:fill-color="#00cc00" draw:opacity="100%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808080"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 style:font-relief="none"/>
    </style:style>
    <style:style style:name="T6" style:family="text">
      <style:text-properties fo:color="#808080" style:font-name="Ubuntu" fo:font-size="9pt" fo:font-style="italic" style:font-size-asian="9pt" style:font-style-asian="italic" style:font-size-complex="9pt" style:font-style-complex="italic" style:font-relief="none"/>
    </style:style>
    <style:style style:name="T7" style:family="text">
      <style:text-properties fo:color="#808080" style:font-name="Ubuntu" fo:font-size="10pt" fo:font-style="italic" style:font-size-asian="10pt" style:font-style-asian="italic" style:font-size-complex="10pt" style:font-style-complex="italic" style:font-relief="none"/>
    </style:style>
    <style:style style:name="T8" style:family="text">
      <style:text-properties fo:color="#808080" style:font-name="Ubuntu" fo:font-size="12pt" fo:font-weight="bold" style:font-size-asian="12pt" style:font-weight-asian="bold" style:font-size-complex="12pt" style:font-weight-complex="bold" style:font-relief="none"/>
    </style:style>
    <style:style style:name="T9" style:family="text">
      <style:text-properties fo:color="#808080" style:font-name="Ubuntu" fo:font-size="9pt" style:font-size-asian="9pt" style:font-size-complex="9pt" style:font-relief="none"/>
    </style:style>
    <style:style style:name="T10" style:family="text">
      <style:text-properties fo:color="#808080" style:font-name="Ubuntu" fo:font-size="10pt" style:font-size-asian="10pt" style:font-size-complex="10pt" style:font-relief="none"/>
    </style:style>
    <style:style style:name="T11" style:family="text">
      <style:text-properties fo:color="#ffffff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color="#80808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419cm" svg:height="1.057cm" svg:x="0.98cm" svg:y="9.06cm">
          <text:p text:style-name="P1"><text:span text:style-name="T1">Progiciels télécoms</text:span></text:p>
          <text:p text:style-name="P1"><text:span text:style-name="T2">(Propriétai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GraceTHD" svg:width="4.419cm" svg:height="1.057cm" svg:x="0.961cm" svg:y="12.207cm">
          <text:p text:style-name="P1"><text:span text:style-name="T1">Geostandard ANT</text:span></text:p>
          <text:p text:style-name="P1"><text:span text:style-name="T1">GraceTH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Interne" svg:width="4.419cm" svg:height="1.056cm" svg:x="0.96cm" svg:y="13.287cm">
          <text:p text:style-name="P1"><text:span text:style-name="T1">Bases Documentaires</text:span></text:p>
          <text:p text:style-name="P1"><text:span text:style-name="T2">(DAO, etc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Interne" svg:width="4.419cm" svg:height="1.057cm" svg:x="0.96cm" svg:y="14.343cm">
          <text:p text:style-name="P1"><text:span text:style-name="T1">SI commercial</text:span></text:p>
          <text:p text:style-name="P1"><text:span text:style-name="T2">(Bases clien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Interne" svg:width="4.419cm" svg:height="1.057cm" svg:x="0.96cm" svg:y="11.173cm">
          <text:p text:style-name="P1"><text:span text:style-name="T1">Workflow</text:span></text:p>
          <text:p text:style-name="P1"><text:span text:style-name="T2">(Bases intern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Interne" svg:width="4.419cm" svg:height="1.057cm" svg:x="0.961cm" svg:y="9.061cm">
          <text:p text:style-name="P1"><text:span text:style-name="T1">Progiciels télécoms</text:span></text:p>
          <text:p text:style-name="P1"><text:span text:style-name="T2">(Propriétai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Interne" svg:width="4.419cm" svg:height="1.057cm" svg:x="0.96cm" svg:y="6.947cm">
          <text:p text:style-name="P1"><text:span text:style-name="T1">Radioplanif</text:span></text:p>
          <text:p text:style-name="P1"><text:span text:style-name="T2">(Applis propriétaires et intern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Interne" svg:width="4.8cm" svg:height="2.2cm" svg:x="0.98cm" svg:y="3.4cm">
          <text:p text:style-name="P1"><text:span text:style-name="T3">Bases </text:span></text:p>
          <text:p text:style-name="P1"><text:span text:style-name="T3">internes</text:span></text:p>
          <draw:enhanced-geometry svg:viewBox="0 0 21600 21600" draw:glue-points="?f6 0 10800 ?f8 ?f11 10800 ?f9 21600 10800 ?f10 ?f5 10800" draw:text-areas="?f3 ?f3 ?f4 ?f4" draw:type="parallelogram" draw:modifiers="2132.555717558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Commercial" svg:width="4.418cm" svg:height="1.056cm" svg:x="5.401cm" svg:y="8.001cm">
          <text:p text:style-name="P1"><text:span text:style-name="T1">Orange</text:span></text:p>
          <text:p text:style-name="P1"><text:span text:style-name="T2">(PIT, NRA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Commercial" svg:width="4.418cm" svg:height="1.057cm" svg:x="5.401cm" svg:y="9.057cm">
          <text:p text:style-name="P1"><text:span text:style-name="T1">Equipementiers</text:span></text:p>
          <text:p text:style-name="P1"><text:span text:style-name="T2">(Catalogues produi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Commercial" svg:width="4.418cm" svg:height="1.057cm" svg:x="5.401cm" svg:y="14.354cm">
          <text:p text:style-name="P1"><text:span text:style-name="T1">Mediapost</text:span></text:p>
          <text:p text:style-name="P1"><text:span text:style-name="T2">(Hexacle, Hexavia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Commercial" svg:width="4.8cm" svg:height="2.2cm" svg:x="5.401cm" svg:y="3.401cm">
          <text:p text:style-name="P1"><text:span text:style-name="T3">Bases </text:span></text:p>
          <text:p text:style-name="P1"><text:span text:style-name="T3">commerciales</text:span></text:p>
          <draw:enhanced-geometry svg:viewBox="0 0 21600 21600" draw:glue-points="?f6 0 10800 ?f8 ?f11 10800 ?f9 21600 10800 ?f10 ?f5 10800" draw:text-areas="?f3 ?f3 ?f4 ?f4" draw:type="parallelogram" draw:modifiers="2132.555717558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Commercial" svg:width="4.418cm" svg:height="1.057cm" svg:x="5.364cm" svg:y="16.465cm">
          <text:p text:style-name="P1"><text:span text:style-name="T1">DGFiP (Privés)</text:span><text:span text:style-name="T4"> </text:span></text:p>
          <text:p text:style-name="P1"><text:span text:style-name="T2">(Fantoir, PCI, MAJIC anonym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Commercial" svg:width="4.419cm" svg:height="1.056cm" svg:x="5.382cm" svg:y="17.545cm">
          <text:p text:style-name="P1"><text:span text:style-name="T1">IGN (Privés)</text:span></text:p>
          <text:p text:style-name="P1"><text:span text:style-name="T2">(RGE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Gratuites" svg:width="4.418cm" svg:height="1.057cm" svg:x="9.8cm" svg:y="16.444cm">
          <text:p text:style-name="P1"><text:span text:style-name="T1">DGFiP (Collectivités)</text:span><text:span text:style-name="T4"> </text:span></text:p>
          <text:p text:style-name="P1"><text:span text:style-name="T2">(Fantoir, PCI, MAJ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Gratuites" svg:width="4.419cm" svg:height="1.057cm" svg:x="9.8cm" svg:y="8.026cm">
          <text:p text:style-name="P1"><text:span text:style-name="T1">LME (Collectivités)</text:span></text:p>
          <text:p text:style-name="P1"><text:span text:style-name="T2">(Réseaux tiers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Gratuites" svg:width="4.419cm" svg:height="1.056cm" svg:x="9.818cm" svg:y="17.524cm">
          <text:p text:style-name="P1"><text:span text:style-name="T1">IGN (Collectivités)</text:span></text:p>
          <text:p text:style-name="P1"><text:span text:style-name="T2">(RGE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Gratuites" svg:width="4.8cm" svg:height="2.2cm" svg:x="9.8cm" svg:y="3.401cm">
          <text:p text:style-name="P1"><text:span text:style-name="T3">Bases </text:span></text:p>
          <text:p text:style-name="P1"><text:span text:style-name="T3">gratuites</text:span></text:p>
          <draw:enhanced-geometry svg:viewBox="0 0 21600 21600" draw:glue-points="?f6 0 10800 ?f8 ?f11 10800 ?f9 21600 10800 ?f10 ?f5 10800" draw:text-areas="?f3 ?f3 ?f4 ?f4" draw:type="parallelogram" draw:modifiers="2132.555717558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OpenData" svg:width="4.418cm" svg:height="1.057cm" svg:x="14.238cm" svg:y="14.353cm">
          <text:p text:style-name="P1"><text:span text:style-name="T1">Etalab - BAN</text:span></text:p>
          <text:p text:style-name="P1"><text:span text:style-name="T2">(Base Adresse Nationa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OpenData" svg:width="4.418cm" svg:height="1.056cm" svg:x="14.238cm" svg:y="15.41cm">
          <text:p text:style-name="P1"><text:span text:style-name="T1">OSM - Openfla</text:span><text:span text:style-name="T4"> </text:span></text:p>
          <text:p text:style-name="P1"><text:span text:style-name="T2">(Limites administrativ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OpenData" svg:width="4.418cm" svg:height="1.056cm" svg:x="14.238cm" svg:y="13.297cm">
          <text:p text:style-name="P1"><text:span text:style-name="T1">CNIG - PCRS</text:span></text:p>
          <text:p text:style-name="P1"><text:span text:style-name="T2">(Plan de Corps de rue Simplifié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OpenData" svg:width="4.418cm" svg:height="1.057cm" svg:x="14.238cm" svg:y="6.957cm">
          <text:p text:style-name="P1"><text:span text:style-name="T1">ANFR - Cartoradio</text:span></text:p>
          <text:p text:style-name="P1"><text:span text:style-name="T2">(Stations, supports, antenn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OpenData" svg:width="4.418cm" svg:height="1.057cm" svg:x="14.238cm" svg:y="5.9cm">
          <text:p text:style-name="P1"><text:span text:style-name="T1">Arcep - Couvertures</text:span></text:p>
          <text:p text:style-name="P1"><text:span text:style-name="T2">(Réseaux mobil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OpenData" svg:width="4.418cm" svg:height="1.057cm" svg:x="14.201cm" svg:y="8.036cm">
          <text:p text:style-name="P1"><text:span text:style-name="T1">FranceTHD - Débits</text:span></text:p>
          <text:p text:style-name="P1"><text:span text:style-name="T2">(Réseaux fix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OpenData" svg:width="4.418cm" svg:height="1.056cm" svg:x="14.238cm" svg:y="10.127cm">
          <text:p text:style-name="P1"><text:span text:style-name="T1">INSEE - SIRENE</text:span></text:p>
          <text:p text:style-name="P1"><text:span text:style-name="T2">(Entreprises) [01/2017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OpenData" svg:width="4.418cm" svg:height="1.056cm" svg:x="14.238cm" svg:y="17.523cm">
          <text:p text:style-name="P1"><text:span text:style-name="T1">OSM</text:span></text:p>
          <text:p text:style-name="P1"><text:span text:style-name="T2">(Bâti, routes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OpenData" svg:width="4.418cm" svg:height="1.057cm" svg:x="14.238cm" svg:y="18.579cm">
          <text:p text:style-name="P1"><text:span text:style-name="T1">MNT/MNE</text:span></text:p>
          <text:p text:style-name="P1"><text:span text:style-name="T2">(Open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OpenData" svg:width="4.8cm" svg:height="2.2cm" svg:x="14.286cm" svg:y="3.4cm">
          <text:p text:style-name="P1"><text:span text:style-name="T3">Open Data</text:span></text:p>
          <draw:enhanced-geometry svg:viewBox="0 0 21600 21600" draw:glue-points="?f6 0 10800 ?f8 ?f11 10800 ?f9 21600 10800 ?f10 ?f5 10800" draw:text-areas="?f3 ?f3 ?f4 ?f4" draw:type="parallelogram" draw:modifiers="2132.555717558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2" draw:layer="OpenTelcos_db" svg:width="4.419cm" svg:height="1.441cm" svg:x="21.841cm" svg:y="18.359cm">
          <text:p text:style-name="P1"><text:span text:style-name="T5">Etc.</text:span></text:p>
          <text:p text:style-name="P1"><text:span text:style-name="T6">(...</text:span><text:span text:style-name="T7">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2" draw:layer="OpenTelcos_db" svg:width="4.419cm" svg:height="1.441cm" svg:x="21.844cm" svg:y="17.295cm">
          <text:p text:style-name="P1"><text:span text:style-name="T8">otgo </text:span></text:p>
          <text:p text:style-name="P1"><text:span text:style-name="T9">(Géographie</text:span><text:span text:style-name="T10">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2" draw:layer="OpenTelcos_db" svg:width="4.419cm" svg:height="1.441cm" svg:x="21.844cm" svg:y="16.238cm">
          <text:p text:style-name="P1"><text:span text:style-name="T8">otpa </text:span></text:p>
          <text:p text:style-name="P1"><text:span text:style-name="T9">(Parcellaire</text:span><text:span text:style-name="T10">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2" draw:layer="OpenTelcos_db" svg:width="4.419cm" svg:height="1.44cm" svg:x="21.844cm" svg:y="15.182cm">
          <text:p text:style-name="P1"><text:span text:style-name="T8">otla </text:span></text:p>
          <text:p text:style-name="P1"><text:span text:style-name="T9">(Limites administratives</text:span><text:span text:style-name="T10">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2" draw:layer="OpenTelcos_db" svg:width="4.419cm" svg:height="1.441cm" svg:x="21.844cm" svg:y="14.125cm">
          <text:p text:style-name="P1"><text:span text:style-name="T8">otba</text:span></text:p>
          <text:p text:style-name="P1"><text:span text:style-name="T9">(Bases adresses - BAN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2" draw:layer="OpenTelcos_db" svg:width="4.419cm" svg:height="1.441cm" svg:x="21.844cm" svg:y="13.068cm">
          <text:p text:style-name="P1"><text:span text:style-name="T8">otop </text:span></text:p>
          <text:p text:style-name="P1"><text:span text:style-name="T9">(Topographie - PCRS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2" draw:layer="OpenTelcos_db" svg:width="4.419cm" svg:height="1.441cm" svg:x="21.844cm" svg:y="12.012cm">
          <text:p text:style-name="P1"><text:span text:style-name="T8">othd</text:span></text:p>
          <text:p text:style-name="P1"><text:span text:style-name="T9">(GraceTHD + triggers, ,,.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2" draw:layer="OpenTelcos_db" svg:width="4.419cm" svg:height="1.441cm" svg:x="21.844cm" svg:y="10.955cm">
          <text:p text:style-name="P1"><text:span text:style-name="T8">otrx</text:span></text:p>
          <text:p text:style-name="P1"><text:span text:style-name="T9">(Référencements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2" draw:layer="OpenTelcos_db" svg:width="4.419cm" svg:height="1.44cm" svg:x="21.844cm" svg:y="9.899cm">
          <text:p text:style-name="P1"><text:span text:style-name="T8">otpe</text:span></text:p>
          <text:p text:style-name="P1"><text:span text:style-name="T9">(Personnes physiques, morales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2" draw:layer="OpenTelcos_db" svg:width="4.419cm" svg:height="1.441cm" svg:x="21.844cm" svg:y="8.842cm">
          <text:p text:style-name="P1"><text:span text:style-name="T8">otcg</text:span></text:p>
          <text:p text:style-name="P1"><text:span text:style-name="T9">(Catalogage produits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2" draw:layer="OpenTelcos_db" svg:width="4.419cm" svg:height="1.44cm" svg:x="21.844cm" svg:y="7.786cm">
          <text:p text:style-name="P1"><text:span text:style-name="T8">otft</text:span></text:p>
          <text:p text:style-name="P1"><text:span text:style-name="T9">(Offres Orange – PIT, ...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2" draw:layer="OpenTelcos_db" svg:width="4.419cm" svg:height="1.441cm" svg:x="21.844cm" svg:y="6.729cm">
          <text:p text:style-name="P1"><text:span text:style-name="T8">othz</text:span></text:p>
          <text:p text:style-name="P1"><text:span text:style-name="T9">(Sites et couverture radio)</text:span></text:p>
          <draw:enhanced-geometry svg:viewBox="0 0 88 21600" draw:glue-points="44 ?f6 44 0 0 10800 44 21600 88 10800" draw:text-areas="0 ?f6 88 ?f3" draw:type="can" draw:modifiers="5828.114590273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3" draw:layer="OpenTelcos_db" svg:width="9.9cm" svg:height="2.2cm" svg:x="18.701cm" svg:y="3.4cm">
          <text:p text:style-name="P1"><text:span text:style-name="T11">Open</text:span><text:span text:style-name="T12">telco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031.8089242732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14" draw:layer="Opentelcos_tools" svg:width="3.63cm" svg:height="0.71cm" svg:x="18.701cm" svg:y="14.461cm">
          <text:p text:style-name="P1"><text:span text:style-name="T13">otba_manage</text:span></text:p>
          <text:p text:style-name="P1"><text:span text:style-name="T2">(scripts)</text:span></text:p>
          <draw:enhanced-geometry svg:viewBox="0 0 21600 21600" draw:text-areas="0 0 ?f0 21600" draw:type="right-arrow-callout" draw:modifiers="18966.4959765911 5495.46502690238 19746.8495698675 7869.638739431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0" draw:text-style-name="P15" draw:layer="Opentelcos_tools" svg:width="3.72cm" svg:height="0.7cm" svg:x="18.701cm" svg:y="16.612cm">
          <text:p text:style-name="P1"><text:span text:style-name="T13">3Liz</text:span></text:p>
          <text:p text:style-name="P1"><text:span text:style-name="T2">(Plugin cadastre QGIS)</text:span></text:p>
          <draw:enhanced-geometry svg:viewBox="0 0 21600 21600" draw:text-areas="0 0 ?f0 21600" draw:type="right-arrow-callout" draw:modifiers="18966.4959765911 5495.46502690238 19746.8495698675 7869.638739431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9" draw:text-style-name="P14" draw:layer="Opentelcos_tools" svg:width="3.63cm" svg:height="0.71cm" svg:x="18.701cm" svg:y="15.548cm">
          <text:p text:style-name="P1"><text:span text:style-name="T13">otla_manage</text:span></text:p>
          <text:p text:style-name="P1"><text:span text:style-name="T2">(scripts)</text:span></text:p>
          <draw:enhanced-geometry svg:viewBox="0 0 21600 21600" draw:mirror-horizontal="false" draw:mirror-vertical="false" draw:text-areas="0 0 ?f0 21600" draw:type="right-arrow-callout" draw:modifiers="18966.4959765911 5495.46502690238 19746.8495698675 7869.638739431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9" draw:text-style-name="P14" draw:layer="Opentelcos_tools" svg:width="3.63cm" svg:height="0.71cm" svg:x="18.701cm" svg:y="13.405cm">
          <text:p text:style-name="P1"><text:span text:style-name="T13">otop_manage</text:span></text:p>
          <text:p text:style-name="P1"><text:span text:style-name="T2">(scripts)</text:span></text:p>
          <draw:enhanced-geometry svg:viewBox="0 0 21600 21600" draw:text-areas="0 0 ?f0 21600" draw:type="right-arrow-callout" draw:modifiers="18966.4959765911 5495.46502690238 19746.8495698675 7869.638739431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1" draw:text-style-name="P14" draw:layer="Opentelcos_tools" svg:width="3.666cm" svg:height="0.71cm" svg:x="18.701cm" svg:y="12.312cm">
          <text:p text:style-name="P1"><text:span text:style-name="T13">othd_manage</text:span></text:p>
          <text:p text:style-name="P1"><text:span text:style-name="T2">(scripts)</text:span></text:p>
          <draw:enhanced-geometry svg:viewBox="0 0 21600 21600" draw:text-areas="0 0 ?f0 21600" draw:type="right-arrow-callout" draw:modifiers="18966.4959765911 5495.46502690238 19746.8495698675 7869.638739431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1" draw:text-style-name="P14" draw:layer="Opentelcos_tools" svg:width="3.666cm" svg:height="0.71cm" svg:x="18.701cm" svg:y="11.255cm">
          <text:p text:style-name="P1"><text:span text:style-name="T13">otrx_manage</text:span></text:p>
          <text:p text:style-name="P1"><text:span text:style-name="T2">(scripts)</text:span></text:p>
          <draw:enhanced-geometry svg:viewBox="0 0 21600 21600" draw:text-areas="0 0 ?f0 21600" draw:type="right-arrow-callout" draw:modifiers="18966.4959765911 5495.46502690238 19746.8495698675 7869.638739431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2" draw:text-style-name="P14" draw:layer="Opentelcos_tools" svg:width="3.71cm" svg:height="0.71cm" svg:x="18.701cm" svg:y="10.199cm">
          <text:p text:style-name="P1"><text:span text:style-name="T13">otpe_manage</text:span></text:p>
          <text:p text:style-name="P1"><text:span text:style-name="T2">(scripts)</text:span></text:p>
          <draw:enhanced-geometry svg:viewBox="0 0 21600 21600" draw:text-areas="0 0 ?f0 21600" draw:type="right-arrow-callout" draw:modifiers="18966.4959765911 5495.46502690238 19746.8495698675 7869.638739431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2" draw:text-style-name="P14" draw:layer="Opentelcos_tools" svg:width="3.71cm" svg:height="0.71cm" svg:x="18.701cm" svg:y="9.142cm">
          <text:p text:style-name="P1"><text:span text:style-name="T13">otcg_manage</text:span></text:p>
          <text:p text:style-name="P1"><text:span text:style-name="T2">(scripts)</text:span></text:p>
          <draw:enhanced-geometry svg:viewBox="0 0 21600 21600" draw:text-areas="0 0 ?f0 21600" draw:type="right-arrow-callout" draw:modifiers="18966.4959765911 5495.46502690238 19746.8495698675 7869.638739431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2" draw:text-style-name="P14" draw:layer="Opentelcos_tools" svg:width="3.71cm" svg:height="0.71cm" svg:x="18.701cm" svg:y="8.086cm">
          <text:p text:style-name="P1"><text:span text:style-name="T13">otft_manage</text:span></text:p>
          <text:p text:style-name="P1"><text:span text:style-name="T2">(scripts)</text:span></text:p>
          <draw:enhanced-geometry svg:viewBox="0 0 21600 21600" draw:text-areas="0 0 ?f0 21600" draw:type="right-arrow-callout" draw:modifiers="18966.4959765911 5495.46502690238 19746.8495698675 7869.638739431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" draw:text-style-name="P14" draw:layer="Opentelcos_tools" svg:width="3.71cm" svg:height="0.71cm" svg:x="18.701cm" svg:y="7.029cm">
          <text:p text:style-name="P1"><text:span text:style-name="T13">othz_manage</text:span></text:p>
          <text:p text:style-name="P1"><text:span text:style-name="T2">(scripts)</text:span></text:p>
          <draw:enhanced-geometry svg:viewBox="0 0 21600 21600" draw:text-areas="0 0 ?f0 21600" draw:type="right-arrow-callout" draw:modifiers="18966.4959765911 5495.46502690238 19746.8495698675 7869.638739431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0" draw:text-style-name="P15" draw:layer="Opentelcos_tools" svg:width="3.72cm" svg:height="0.7cm" svg:x="18.701cm" svg:y="17.612cm">
          <text:p text:style-name="P1"><text:span text:style-name="T13">osm2pgsql, ...</text:span></text:p>
          <text:p text:style-name="P1"><text:span text:style-name="T2">(scripts, ...)</text:span></text:p>
          <draw:enhanced-geometry svg:viewBox="0 0 21600 21600" draw:text-areas="0 0 ?f0 21600" draw:type="right-arrow-callout" draw:modifiers="18966.4959765911 5495.46502690238 19746.8495698675 7869.638739431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4" draw:text-style-name="P12" draw:layer="Opentelcos_tools" svg:width="12.7cm" svg:height="0.729cm" draw:transform="rotate (1.5707963267949) translate (26.332cm 19.6cm)">
          <text:p text:style-name="P1"><text:span text:style-name="T8">Requêtes</text:span></text:p>
          <draw:enhanced-geometry svg:viewBox="0 0 21600 21600" draw:glue-points="?f6 10800 10800 21600 ?f5 10800 10800 0" draw:text-areas="?f3 ?f3 ?f4 ?f4" draw:type="trapezoid" draw:modifiers="754.325460078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2" draw:layer="Opentelcos_tools" svg:width="11.662cm" svg:height="0.729cm" draw:transform="rotate (1.5707963267949) translate (27.165cm 19.081cm)">
          <text:p text:style-name="P1"><text:span text:style-name="T8">API/Webservices</text:span></text:p>
          <draw:enhanced-geometry svg:viewBox="0 0 21600 21600" draw:glue-points="?f6 10800 10800 21600 ?f5 10800 10800 0" draw:text-areas="?f3 ?f3 ?f4 ?f4" draw:type="trapezoid" draw:modifiers="754.325460078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12" draw:layer="Opentelcos_tools" svg:width="10.617cm" svg:height="0.729cm" draw:transform="rotate (1.5707963267949) translate (27.997cm 18.559cm)">
          <text:p text:style-name="P1"><text:span text:style-name="T8">Applications</text:span></text:p>
          <draw:enhanced-geometry svg:viewBox="0 0 21600 21600" draw:glue-points="?f6 10800 10800 21600 ?f5 10800 10800 0" draw:text-areas="?f3 ?f3 ?f4 ?f4" draw:type="trapezoid" draw:modifiers="754.325460078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Opentelcos01" draw:style="radial" draw:cx="0%" draw:cy="0%" draw:start-color="#ffcc00" draw:end-color="#ff99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engrav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GraceTHD"/>
      <draw:layer draw:name="Interne"/>
      <draw:layer draw:name="Commercial"/>
      <draw:layer draw:name="Gratuites"/>
      <draw:layer draw:name="OpenData"/>
      <draw:layer draw:name="OpenTelcos_db"/>
      <draw:layer draw:name="Opentelcos_tool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23:04:59.468000000</meta:creation-date>
    <dc:date>2016-09-20T17:12:45.586000000</dc:date>
    <meta:editing-duration>PT2H29M45S</meta:editing-duration>
    <meta:editing-cycles>15</meta:editing-cycles>
    <meta:generator>LibreOffice/5.0.6.3$Windows_x86 LibreOffice_project/490fc03b25318460cfc54456516ea2519c11d1aa</meta:generator>
    <meta:document-statistic meta:object-count="55"/>
  </office:meta>
</office:document-meta>
</file>